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3cm" draw:marker-end-width="0.283cm" draw:fill-color="#ffffff" draw:textarea-horizontal-align="justify" draw:textarea-vertical-align="middle" draw:auto-grow-height="false" fo:padding-top="0.101cm" fo:padding-bottom="0.101cm" fo:padding-left="0.226cm" fo:padding-right="0.226cm"/>
    </style:style>
    <style:style style:name="gr2" style:family="graphic" style:parent-style-name="objectwithoutfill">
      <style:graphic-properties svg:stroke-width="0.053cm" draw:marker-start-width="0.283cm" draw:marker-end-width="0.283cm" draw:fill="none" draw:textarea-vertical-align="middle" fo:padding-top="0.101cm" fo:padding-bottom="0.101cm" fo:padding-left="0.226cm" fo:padding-right="0.226cm"/>
    </style:style>
    <style:style style:name="gr3" style:family="graphic" style:parent-style-name="standard">
      <style:graphic-properties svg:stroke-width="0.053cm" svg:stroke-color="#000000" draw:marker-start-width="0.283cm" draw:marker-end-width="0.283cm" draw:fill-color="#ffffff" draw:opacity="100%" draw:textarea-horizontal-align="justify" draw:textarea-vertical-align="middle" draw:auto-grow-height="false" fo:padding-top="0.101cm" fo:padding-bottom="0.101cm" fo:padding-left="0.226cm" fo:padding-right="0.226cm"/>
    </style:style>
    <style:style style:name="gr4" style:family="graphic" style:parent-style-name="objectwithoutfill">
      <style:graphic-properties svg:stroke-width="0.053cm" draw:marker-start-width="0.283cm" draw:marker-end="Arrow" draw:marker-end-width="0.227cm" draw:fill="none" draw:textarea-vertical-align="middle" fo:padding-top="0.101cm" fo:padding-bottom="0.101cm" fo:padding-left="0.226cm" fo:padding-right="0.22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084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4.598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0000" style:font-name="Times New Roman1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99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xml:id="id1" draw:id="id1" draw:layer="layout" svg:width="3.99cm" svg:height="1.388cm" svg:x="1.734cm" svg:y="0.9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318cm" svg:height="1.388cm" svg:x="19.811cm" svg:y="0.873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2" draw:id="id2" draw:layer="layout" svg:x1="3.729cm" svg:y1="5.161cm" svg:x2="3.642cm" svg:y2="20.515cm">
          <text:p/>
        </draw:line>
        <draw:line draw:style-name="gr2" draw:text-style-name="P2" xml:id="id4" draw:id="id4" draw:layer="layout" svg:x1="22.13cm" svg:y1="5.161cm" svg:x2="22.043cm" svg:y2="20.515cm">
          <text:p/>
        </draw:line>
        <draw:custom-shape draw:style-name="gr3" draw:text-style-name="P2" xml:id="id5" draw:id="id5" draw:layer="layout" svg:width="0.737cm" svg:height="2.201cm" svg:x="3.339cm" svg:y="4.825cm">
          <text:p/>
          <draw:enhanced-geometry svg:viewBox="0 0 21600 21600" draw:type="rectangle" draw:enhanced-path="M 0 0 L 21600 0 21600 21600 0 21600 0 0 Z N"/>
        </draw:custom-shape>
        <draw:line draw:style-name="gr4" draw:text-style-name="P2" xml:id="id9" draw:id="id9" draw:layer="layout" svg:x1="21.99cm" svg:y1="7.329cm" svg:x2="3.686cm" svg:y2="7.246cm">
          <text:p/>
        </draw:line>
        <draw:frame draw:style-name="gr5" draw:text-style-name="P3" draw:layer="layout" svg:width="8.068cm" svg:height="0.867cm" svg:x="9cm" svg:y="6.372cm">
          <draw:text-box>
            <text:p xml:id="id10" text:id="id10" text:style-name="P1"><text:span text:style-name="T2">RESOURCE_OFFER</text:span></text:p>
          </draw:text-box>
        </draw:frame>
        <draw:frame draw:style-name="gr6" draw:text-style-name="P1" draw:layer="layout" svg:width="5.118cm" svg:height="2.115cm" svg:x="4.076cm" svg:y="5.161cm">
          <draw:text-box>
            <text:p xml:id="id6" text:id="id6" text:style-name="P1"><text:span text:style-name="T1">Blocked waiting for an offer</text:span></text:p>
          </draw:text-box>
        </draw:frame>
        <draw:custom-shape draw:style-name="gr3" draw:text-style-name="P2" xml:id="id13" draw:id="id13" draw:layer="layout" svg:width="0.737cm" svg:height="3.036cm" svg:x="3.339cm" svg:y="7.40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2.115cm" svg:x="4.076cm" svg:y="7.862cm">
          <draw:text-box>
            <text:p xml:id="id14" text:id="id14" text:style-name="P1"><text:span text:style-name="T1">Map jobs to the given offer. <text:s/>Best fit!!!</text:span></text:p>
          </draw:text-box>
        </draw:frame>
        <draw:line draw:style-name="gr4" draw:text-style-name="P2" xml:id="id15" draw:id="id15" draw:layer="layout" svg:x1="3.686cm" svg:y1="10.699cm" svg:x2="22.076cm" svg:y2="10.799cm">
          <text:p/>
        </draw:line>
        <draw:frame draw:style-name="gr5" draw:text-style-name="P3" draw:layer="layout" svg:width="8.826cm" svg:height="0.867cm" svg:x="9cm" svg:y="9.773cm">
          <draw:text-box>
            <text:p xml:id="id16" text:id="id16" text:style-name="P1"><text:span text:style-name="T2">RESOURCE_OFFER_RESP</text:span></text:p>
          </draw:text-box>
        </draw:frame>
        <draw:frame draw:style-name="gr6" draw:text-style-name="P4" draw:layer="layout" svg:width="5.415cm" svg:height="0.927cm" svg:x="10.676cm" svg:y="10.87cm">
          <draw:text-box>
            <text:p xml:id="id17" text:id="id17" text:style-name="P4"><text:span text:style-name="T1">Map: Job → offer</text:span></text:p>
          </draw:text-box>
        </draw:frame>
        <draw:custom-shape draw:style-name="gr3" draw:text-style-name="P2" xml:id="id11" draw:id="id11" draw:layer="layout" svg:width="0.737cm" svg:height="3.036cm" svg:x="21.739cm" svg:y="7.5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645cm" svg:x="22.576cm" svg:y="8.07cm">
          <draw:text-box>
            <text:p xml:id="id12" text:id="id12" text:style-name="P1"><text:span text:style-name="T1">Waiting for a response.</text:span></text:p>
          </draw:text-box>
        </draw:frame>
        <draw:custom-shape draw:style-name="gr3" draw:text-style-name="P2" xml:id="id20" draw:id="id20" draw:layer="layout" svg:width="0.737cm" svg:height="2.746cm" svg:x="21.739cm" svg:y="11.0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269cm" svg:height="2.911cm" svg:x="22.576cm" svg:y="10.871cm">
          <draw:text-box>
            <text:p xml:id="id21" text:id="id21" text:style-name="P1"><text:span text:style-name="T1">Rejects the mapping and sends a different offer.</text:span></text:p>
          </draw:text-box>
        </draw:frame>
        <draw:line draw:style-name="gr4" draw:text-style-name="P2" xml:id="id22" draw:id="id22" draw:layer="layout" svg:x1="22.004cm" svg:y1="13.99cm" svg:x2="3.7cm" svg:y2="13.907cm">
          <text:p/>
        </draw:line>
        <draw:frame draw:style-name="gr5" draw:text-style-name="P3" draw:layer="layout" svg:width="8.068cm" svg:height="0.867cm" svg:x="9cm" svg:y="12.972cm">
          <draw:text-box>
            <text:p xml:id="id23" text:id="id23" text:style-name="P1"><text:span text:style-name="T2">RESOURCE_OFFER</text:span></text:p>
          </draw:text-box>
        </draw:frame>
        <draw:custom-shape draw:style-name="gr3" draw:text-style-name="P2" xml:id="id18" draw:id="id18" draw:layer="layout" svg:width="0.737cm" svg:height="2.559cm" svg:x="3.339cm" svg:y="11.01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2.115cm" svg:x="4.076cm" svg:y="11.362cm">
          <draw:text-box>
            <text:p xml:id="id19" text:id="id19" text:style-name="P1"><text:span text:style-name="T1">Blocked waiting for an offer</text:span></text:p>
          </draw:text-box>
        </draw:frame>
        <draw:line draw:style-name="gr4" draw:text-style-name="P2" xml:id="id24" draw:id="id24" draw:layer="layout" svg:x1="3.673cm" svg:y1="17.142cm" svg:x2="22.063cm" svg:y2="17.242cm">
          <text:p/>
        </draw:line>
        <draw:frame draw:style-name="gr5" draw:text-style-name="P3" draw:layer="layout" svg:width="8.631cm" svg:height="0.867cm" svg:x="8.934cm" svg:y="16.274cm">
          <draw:text-box>
            <text:p xml:id="id25" text:id="id25" text:style-name="P1"><text:span text:style-name="T2">RESOURCE_OFFER_RESP</text:span></text:p>
          </draw:text-box>
        </draw:frame>
        <draw:frame draw:style-name="gr6" draw:text-style-name="P1" draw:layer="layout" svg:width="16.002cm" svg:height="1.8cm" svg:x="5.079cm" svg:y="17.063cm">
          <draw:text-box>
            <text:p xml:id="id26" text:id="id26" text:style-name="P1"><text:span text:style-name="T1">Sends a return code to indicate that it rejected the offer as it could not map any jobs to this offer.</text:span></text:p>
          </draw:text-box>
        </draw:frame>
        <draw:custom-shape draw:style-name="gr3" draw:text-style-name="P2" xml:id="id27" draw:id="id27" draw:layer="layout" svg:width="0.737cm" svg:height="1.404cm" svg:x="21.739cm" svg:y="18.28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742cm" svg:x="22.576cm" svg:y="18.071cm">
          <draw:text-box>
            <text:p xml:id="id28" text:id="id28" text:style-name="P1"><text:span text:style-name="T1">Creates a new offer</text:span></text:p>
          </draw:text-box>
        </draw:frame>
        <draw:line draw:style-name="gr4" draw:text-style-name="P2" xml:id="id29" draw:id="id29" draw:layer="layout" svg:x1="22.018cm" svg:y1="19.968cm" svg:x2="3.714cm" svg:y2="19.885cm">
          <text:p/>
        </draw:line>
        <draw:frame draw:style-name="gr5" draw:text-style-name="P3" draw:layer="layout" svg:width="8.068cm" svg:height="0.867cm" svg:x="9cm" svg:y="18.974cm">
          <draw:text-box>
            <text:p xml:id="id30" text:id="id30" text:style-name="P1"><text:span text:style-name="T2">RESOURCE_OFFER</text:span></text:p>
          </draw:text-box>
        </draw:frame>
        <draw:custom-shape draw:style-name="gr3" draw:text-style-name="P2" xml:id="id7" draw:id="id7" draw:layer="layout" svg:width="0.737cm" svg:height="2.244cm" svg:x="21.739cm" svg:y="4.82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742cm" svg:x="22.576cm" svg:y="5.17cm">
          <draw:text-box>
            <text:p xml:id="id8" text:id="id8" text:style-name="P1"><text:span text:style-name="T1">Creates a new resource offer</text:span></text:p>
          </draw:text-box>
        </draw:frame>
        <draw:line draw:style-name="gr7" draw:text-style-name="P2" draw:layer="layout" svg:x1="3.709cm" svg:y1="2.36cm" svg:x2="3.709cm" svg:y2="4.824cm">
          <text:p/>
        </draw:line>
        <draw:line draw:style-name="gr7" draw:text-style-name="P2" draw:layer="layout" svg:x1="22.109cm" svg:y1="2.261cm" svg:x2="22.097cm" svg:y2="4.825cm">
          <text:p/>
        </draw:line>
        <draw:line draw:style-name="gr4" draw:text-style-name="P2" draw:layer="layout" svg:x1="3.673cm" svg:y1="4.442cm" svg:x2="22.109cm" svg:y2="4.542cm">
          <text:p/>
        </draw:line>
        <draw:frame draw:style-name="gr5" draw:text-style-name="P3" draw:layer="layout" svg:width="11.938cm" svg:height="0.867cm" svg:x="8.403cm" svg:y="3.573cm">
          <draw:text-box>
            <text:p text:style-name="P1"><text:span text:style-name="T2">REQUEST_RESOURCE_OFFER</text:span></text:p>
          </draw:text-box>
        </draw:frame>
        <draw:custom-shape draw:style-name="gr3" draw:text-style-name="P2" draw:layer="layout" svg:width="0.737cm" svg:height="1.802cm" svg:x="21.739cm" svg:y="2.26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742cm" svg:x="22.576cm" svg:y="2.371cm">
          <draw:text-box>
            <text:p text:style-name="P1"><text:span text:style-name="T1">Blocked waiting for a request.</text:span></text:p>
          </draw:text-box>
        </draw:frame>
        <draw:frame draw:style-name="gr6" draw:text-style-name="P1" draw:layer="layout" svg:width="16.002cm" svg:height="1.8cm" svg:x="5.079cm" svg:y="13.863cm">
          <draw:text-box>
            <text:p text:style-name="P1"><text:span text:style-name="T1">The new resource offer from iRM contains a result code for the previous mapping. Here it is rejected.</text:span></text:p>
          </draw:text-box>
        </draw:frame>
        <draw:frame draw:style-name="gr6" draw:text-style-name="P1" draw:layer="layout" svg:width="6.483cm" svg:height="2.115cm" svg:x="3.676cm" svg:y="2.362cm">
          <draw:text-box>
            <text:p text:style-name="P1"><text:span text:style-name="T1">If a new job enters an empty queue</text:span></text:p>
          </draw:text-box>
        </draw:frame>
        <draw:custom-shape draw:style-name="gr3" draw:text-style-name="P2" draw:layer="layout" svg:width="0.737cm" svg:height="1.701cm" svg:x="3.339cm" svg:y="2.3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37cm" svg:height="2.214cm" svg:x="3.339cm" svg:y="14.47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63cm" svg:height="2.54cm" svg:x="0.176cm" svg:y="14.123cm">
          <draw:text-box>
            <text:p text:style-name="P1"><text:span text:style-name="T1">Create a new mapping</text:span></text:p>
          </draw:text-box>
        </draw:frame>
        <draw:custom-shape draw:style-name="gr3" draw:text-style-name="P2" draw:layer="layout" svg:width="0.737cm" svg:height="2.214cm" svg:x="21.739cm" svg:y="14.47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645cm" svg:x="22.576cm" svg:y="14.77cm">
          <draw:text-box>
            <text:p text:style-name="P1"><text:span text:style-name="T1">Waiting for a response.</text:span></text:p>
          </draw:text-box>
        </draw:frame>
        <draw:custom-shape draw:style-name="gr3" draw:text-style-name="P2" draw:layer="layout" svg:width="0.737cm" svg:height="1.966cm" svg:x="3.339cm" svg:y="17.42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363cm" svg:height="2.115cm" svg:x="-0.022cm" svg:y="17.263cm">
          <draw:text-box>
            <text:p text:style-name="P1"><text:span text:style-name="T1">Blocked waiting for an off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99cm" svg:height="1.388cm" svg:x="1.734cm" svg:y="2.5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1.388cm" svg:x="19.811cm" svg:y="2.573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29cm" svg:y1="3.961cm" svg:x2="3.642cm" svg:y2="19.315cm">
          <text:p/>
        </draw:line>
        <draw:line draw:style-name="gr2" draw:text-style-name="P2" draw:layer="layout" svg:x1="22.13cm" svg:y1="3.961cm" svg:x2="22.043cm" svg:y2="19.315cm">
          <text:p/>
        </draw:line>
        <draw:custom-shape draw:style-name="gr3" draw:text-style-name="P2" xml:id="id33" draw:id="id33" draw:layer="layout" svg:width="0.737cm" svg:height="3.036cm" svg:x="3.339cm" svg:y="4.0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2.115cm" svg:x="4.076cm" svg:y="4.362cm">
          <draw:text-box>
            <text:p xml:id="id34" text:id="id34" text:style-name="P1"><text:span text:style-name="T1">Map jobs to the given offer. <text:s/>Best fit!!!</text:span></text:p>
          </draw:text-box>
        </draw:frame>
        <draw:line draw:style-name="gr4" draw:text-style-name="P2" xml:id="id35" draw:id="id35" draw:layer="layout" svg:x1="3.686cm" svg:y1="7.299cm" svg:x2="22.076cm" svg:y2="7.399cm">
          <text:p/>
        </draw:line>
        <draw:frame draw:style-name="gr5" draw:text-style-name="P3" draw:layer="layout" svg:width="8.826cm" svg:height="0.867cm" svg:x="9cm" svg:y="6.373cm">
          <draw:text-box>
            <text:p xml:id="id36" text:id="id36" text:style-name="P1"><text:span text:style-name="T2">RESOURCE_OFFER_RESP</text:span></text:p>
          </draw:text-box>
        </draw:frame>
        <draw:frame draw:style-name="gr6" draw:text-style-name="P4" draw:layer="layout" svg:width="5.415cm" svg:height="0.927cm" svg:x="10.676cm" svg:y="7.47cm">
          <draw:text-box>
            <text:p xml:id="id37" text:id="id37" text:style-name="P4"><text:span text:style-name="T1">Map: Job → offer</text:span></text:p>
          </draw:text-box>
        </draw:frame>
        <draw:custom-shape draw:style-name="gr3" draw:text-style-name="P2" xml:id="id31" draw:id="id31" draw:layer="layout" svg:width="0.737cm" svg:height="3.036cm" svg:x="21.739cm" svg:y="4.0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645cm" svg:x="22.276cm" svg:y="4.77cm">
          <draw:text-box>
            <text:p xml:id="id32" text:id="id32" text:style-name="P1"><text:span text:style-name="T1">Waiting for a response.</text:span></text:p>
          </draw:text-box>
        </draw:frame>
        <draw:line draw:style-name="gr4" draw:text-style-name="P2" xml:id="id38" draw:id="id38" draw:layer="layout" svg:x1="22.004cm" svg:y1="9.39cm" svg:x2="3.7cm" svg:y2="9.307cm">
          <text:p/>
        </draw:line>
        <draw:line draw:style-name="gr4" draw:text-style-name="P2" xml:id="id41" draw:id="id41" draw:layer="layout" svg:x1="3.673cm" svg:y1="14.342cm" svg:x2="22.063cm" svg:y2="14.442cm">
          <text:p/>
        </draw:line>
        <draw:frame draw:style-name="gr9" draw:text-style-name="P6" draw:layer="layout" svg:width="12.015cm" svg:height="4.848cm" svg:x="7.459cm" svg:y="9.556cm">
          <draw:text-box>
            <text:p text:style-name="P6"><text:span text:style-name="T1"><text:s/></text:span></text:p>
            <text:p xml:id="id44" text:id="id44" text:style-name="P6"><text:span text:style-name="T1">Negotiations continue till an agreement is reached. Negotiations will stop once a system configured limit on the possible number of <text:s/>attempts is exceeded.</text:span></text:p>
          </draw:text-box>
        </draw:frame>
        <draw:line draw:style-name="gr10" draw:text-style-name="P2" xml:id="id40" draw:id="id40" draw:layer="layout" svg:x1="13.055cm" svg:y1="9.426cm" svg:x2="13.055cm" svg:y2="10.38cm">
          <text:p/>
        </draw:line>
        <draw:line draw:style-name="gr10" draw:text-style-name="P2" xml:id="id39" draw:id="id39" draw:layer="layout" svg:x1="11.71cm" svg:y1="9.382cm" svg:x2="11.71cm" svg:y2="10.337cm">
          <text:p/>
        </draw:line>
        <draw:line draw:style-name="gr10" draw:text-style-name="P2" xml:id="id43" draw:id="id43" draw:layer="layout" svg:x1="13.055cm" svg:y1="13.326cm" svg:x2="13.055cm" svg:y2="14.28cm">
          <text:p/>
        </draw:line>
        <draw:line draw:style-name="gr10" draw:text-style-name="P2" xml:id="id42" draw:id="id42" draw:layer="layout" svg:x1="11.655cm" svg:y1="13.326cm" svg:x2="11.655cm" svg:y2="14.28cm">
          <text:p/>
        </draw:line>
        <draw:custom-shape draw:style-name="gr3" draw:text-style-name="P2" xml:id="id45" draw:id="id45" draw:layer="layout" svg:width="0.737cm" svg:height="4.265cm" svg:x="21.739cm" svg:y="14.7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3.016cm" svg:x="22.476cm" svg:y="15.171cm">
          <draw:text-box>
            <text:p xml:id="id46" text:id="id46" text:style-name="P1"><text:span text:style-name="T1">Launches the submitted jobs. iPM does its own mapping.</text:span></text:p>
          </draw:text-box>
        </draw:frame>
        <draw:frame draw:style-name="gr9" draw:text-style-name="P6" draw:layer="layout" svg:width="11.589cm" svg:height="3.739cm" svg:x="7.46cm" svg:y="13.856cm">
          <draw:text-box>
            <text:p text:style-name="P6"><text:span text:style-name="T1"><text:s/></text:span></text:p>
            <text:p text:style-name="P6"><text:span text:style-name="T1">Once the limit is exceeded then iRTSched will just take the latest available mapping and launch as many jobs as it ca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99cm" svg:height="1.388cm" svg:x="1.734cm" svg:y="2.573cm">
          <text:p text:style-name="P1"><text:span text:style-name="T1">iBSch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388cm" svg:x="19.811cm" svg:y="2.609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29cm" svg:y1="3.961cm" svg:x2="3.642cm" svg:y2="19.315cm">
          <text:p/>
        </draw:line>
        <draw:line draw:style-name="gr2" draw:text-style-name="P2" draw:layer="layout" svg:x1="22.13cm" svg:y1="3.961cm" svg:x2="22.043cm" svg:y2="19.315cm">
          <text:p/>
        </draw:line>
        <draw:custom-shape draw:style-name="gr3" draw:text-style-name="P2" draw:layer="layout" svg:width="0.737cm" svg:height="1.865cm" svg:x="3.339cm" svg:y="3.96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99cm" svg:y1="6.129cm" svg:x2="3.686cm" svg:y2="6.046cm">
          <text:p/>
        </draw:line>
        <draw:frame draw:style-name="gr5" draw:text-style-name="P3" draw:layer="layout" svg:width="8.068cm" svg:height="0.867cm" svg:x="9cm" svg:y="5.172cm">
          <draw:text-box>
            <text:p text:style-name="P1"><text:span text:style-name="T2">RESOURCE_OFFER</text:span></text:p>
          </draw:text-box>
        </draw:frame>
        <draw:frame draw:style-name="gr6" draw:text-style-name="P1" draw:layer="layout" svg:width="5.118cm" svg:height="2.115cm" svg:x="4.076cm" svg:y="3.961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2" draw:layer="layout" svg:width="0.737cm" svg:height="3.036cm" svg:x="3.339cm" svg:y="6.20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2.115cm" svg:x="4.076cm" svg:y="6.662cm">
          <draw:text-box>
            <text:p text:style-name="P1"><text:span text:style-name="T1">Map jobs to the</text:span></text:p>
            <text:p text:style-name="P1"><text:span text:style-name="T1">given offer.</text:span></text:p>
            <text:p text:style-name="P1"><text:span text:style-name="T1">Best fit!!!</text:span></text:p>
          </draw:text-box>
        </draw:frame>
        <draw:line draw:style-name="gr4" draw:text-style-name="P2" draw:layer="layout" svg:x1="3.686cm" svg:y1="9.499cm" svg:x2="22.076cm" svg:y2="9.599cm">
          <text:p/>
        </draw:line>
        <draw:frame draw:style-name="gr5" draw:text-style-name="P3" draw:layer="layout" svg:width="8.826cm" svg:height="0.867cm" svg:x="9cm" svg:y="8.573cm">
          <draw:text-box>
            <text:p text:style-name="P1"><text:span text:style-name="T2">RESOURCE_OFFER_RESP</text:span></text:p>
          </draw:text-box>
        </draw:frame>
        <draw:custom-shape draw:style-name="gr3" draw:text-style-name="P2" draw:layer="layout" svg:width="0.737cm" svg:height="3.036cm" svg:x="21.739cm" svg:y="6.3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645cm" svg:x="22.576cm" svg:y="6.87cm">
          <draw:text-box>
            <text:p text:style-name="P1"><text:span text:style-name="T1">Waiting for a</text:span></text:p>
            <text:p text:style-name="P1"><text:span text:style-name="T1">response.</text:span></text:p>
          </draw:text-box>
        </draw:frame>
        <draw:custom-shape draw:style-name="gr3" draw:text-style-name="P2" draw:layer="layout" svg:width="0.737cm" svg:height="5.045cm" svg:x="21.739cm" svg:y="9.80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32cm" svg:height="3.81cm" svg:x="22.991cm" svg:y="10.375cm">
          <draw:text-box>
            <text:p text:style-name="P1"><text:span text:style-name="T1">Blocked waiting to receive a request for a resource offer</text:span></text:p>
          </draw:text-box>
        </draw:frame>
        <draw:custom-shape draw:style-name="gr3" draw:text-style-name="P2" draw:layer="layout" svg:width="0.737cm" svg:height="4.786cm" svg:x="3.339cm" svg:y="9.97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2.115cm" svg:x="3.776cm" svg:y="11.562cm">
          <draw:text-box>
            <text:p text:style-name="P1"><text:span text:style-name="T1">New job enters the invasic queue.</text:span></text:p>
          </draw:text-box>
        </draw:frame>
        <draw:line draw:style-name="gr4" draw:text-style-name="P2" draw:layer="layout" svg:x1="3.673cm" svg:y1="15.042cm" svg:x2="22.063cm" svg:y2="15.142cm">
          <text:p/>
        </draw:line>
        <draw:frame draw:style-name="gr6" draw:text-style-name="P1" draw:layer="layout" svg:width="8.545cm" svg:height="2.227cm" svg:x="9.2cm" svg:y="9.471cm">
          <draw:text-box>
            <text:p text:style-name="P1"><text:span text:style-name="T1">Sends a return code to indicate that it rejected the offer as there are no jobs.</text:span></text:p>
          </draw:text-box>
        </draw:frame>
        <draw:custom-shape draw:style-name="gr3" draw:text-style-name="P2" draw:layer="layout" svg:width="0.737cm" svg:height="3.036cm" svg:x="21.739cm" svg:y="15.45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742cm" svg:x="22.562cm" svg:y="15.955cm">
          <draw:text-box>
            <text:p text:style-name="P1"><text:span text:style-name="T1">Creates a new offer</text:span></text:p>
          </draw:text-box>
        </draw:frame>
        <draw:line draw:style-name="gr4" draw:text-style-name="P2" draw:layer="layout" svg:x1="22.018cm" svg:y1="18.751cm" svg:x2="3.714cm" svg:y2="18.668cm">
          <text:p/>
        </draw:line>
        <draw:frame draw:style-name="gr5" draw:text-style-name="P3" draw:layer="layout" svg:width="8.068cm" svg:height="0.867cm" svg:x="8.9cm" svg:y="17.774cm">
          <draw:text-box>
            <text:p text:style-name="P1"><text:span text:style-name="T2">RESOURCE_OFFER</text:span></text:p>
          </draw:text-box>
        </draw:frame>
        <draw:frame draw:style-name="gr5" draw:text-style-name="P3" draw:layer="layout" svg:width="10.604cm" svg:height="0.867cm" svg:x="8.1cm" svg:y="14.175cm">
          <draw:text-box>
            <text:p text:style-name="P1"><text:span text:style-name="T2">REQUEST_RESOURCE_OFFER</text:span></text:p>
          </draw:text-box>
        </draw:frame>
        <draw:frame draw:style-name="gr6" draw:text-style-name="P1" draw:layer="layout" svg:width="5.118cm" svg:height="2.115cm" svg:x="4.076cm" svg:y="15.762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2" draw:layer="layout" svg:width="0.737cm" svg:height="3.013cm" svg:x="3.339cm" svg:y="15.26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6.51cm" svg:height="0.963cm" svg:x="4.825cm" svg:y="18.786cm">
          <draw:text-box>
            <text:p text:style-name="P1"><text:span text:style-name="T1">iBSched could send back a positive or a negative reply </text:span></text:p>
          </draw:text-box>
        </draw:frame>
        <draw:custom-shape draw:style-name="gr3" draw:text-style-name="P2" draw:layer="layout" svg:width="0.737cm" svg:height="1.908cm" svg:x="21.739cm" svg:y="3.96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18cm" svg:height="1.742cm" svg:x="22.576cm" svg:y="4.271cm">
          <draw:text-box>
            <text:p text:style-name="P1"><text:span text:style-name="T1">Creates a new offe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45cm" svg:x="1cm" svg:y="3.047cm"/>
      <draw:page-thumbnail draw:layer="backgroundobjects" svg:width="8.999cm" svg:height="6.45cm" svg:x="1cm" svg:y="11.623cm"/>
      <draw:page-thumbnail draw:layer="backgroundobjects" svg:width="8.999cm" svg:height="6.45cm" svg:x="1cm" svg:y="20.199cm"/>
      <draw:page-thumbnail draw:layer="backgroundobjects" svg:width="8.999cm" svg:height="6.45cm" svg:x="11cm" svg:y="3.047cm"/>
      <draw:page-thumbnail draw:layer="backgroundobjects" svg:width="8.999cm" svg:height="6.45cm" svg:x="11cm" svg:y="11.623cm"/>
      <draw:page-thumbnail draw:layer="backgroundobjects" svg:width="8.999cm" svg:height="6.45cm" svg:x="11cm" svg:y="20.19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23:40:10.787488903</meta:creation-date>
    <dc:date>2016-06-21T16:35:04.778047060</dc:date>
    <meta:editing-duration>PT1H18M3S</meta:editing-duration>
    <meta:editing-cycles>41</meta:editing-cycles>
    <meta:generator>LibreOffice/4.2.8.2$Linux_X86_64 LibreOffice_project/420m0$Build-2</meta:generator>
    <meta:document-statistic meta:object-count="123"/>
  </office:meta>
</office:document-meta>
</file>